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Ink Free" svg:font-family="'Ink Free'"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Ink Free" fo:font-size="16pt" style:text-underline-style="solid" style:text-underline-width="auto" style:text-underline-color="font-color" fo:font-weight="bold" style:font-size-asian="16pt" style:font-weight-asian="bold" style:font-size-complex="16pt"/>
    </style:style>
    <style:style style:name="P3" style:family="paragraph" style:parent-style-name="Standard">
      <style:text-properties style:font-name="Ink Free" fo:font-size="12pt" style:font-size-asian="12pt" style:font-size-complex="12pt"/>
    </style:style>
    <style:style style:name="P4" style:family="paragraph" style:parent-style-name="Standard">
      <style:paragraph-properties fo:line-height="100%"/>
      <style:text-properties style:font-name="Ink Free" fo:font-size="12pt" style:font-size-asian="12pt" style:font-size-complex="12pt"/>
    </style:style>
    <style:style style:name="P5" style:family="paragraph" style:parent-style-name="Standard">
      <style:text-properties style:font-name="Ink Free" fo:font-size="12pt" fo:font-weight="normal" style:font-size-asian="12pt" style:font-weight-asian="normal" style:font-size-complex="12pt" style:font-weight-complex="normal"/>
    </style:style>
    <style:style style:name="P6" style:family="paragraph" style:parent-style-name="Standard">
      <style:paragraph-properties fo:line-height="100%"/>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master-page-name="Standard">
      <style:paragraph-properties fo:text-align="center" style:justify-single-word="false" style:page-number="auto"/>
    </style:style>
    <style:style style:name="T1" style:family="text">
      <style:text-properties style:font-name="Ink Free"/>
    </style:style>
    <style:style style:name="T2" style:family="text">
      <style:text-properties style:font-name="Ink Free" fo:font-size="18pt" style:text-underline-style="solid" style:text-underline-width="auto" style:text-underline-color="font-color" fo:font-weight="bold" style:font-size-asian="18pt" style:font-weight-asian="bold" style:font-size-complex="18pt"/>
    </style:style>
    <style:style style:name="T3" style:family="text">
      <style:text-properties style:font-name="Ink Free" fo:font-size="16pt" style:text-underline-style="solid" style:text-underline-width="auto" style:text-underline-color="font-color" fo:font-weight="bold" style:font-size-asian="16pt" style:font-weight-asian="bold" style:font-size-complex="16pt"/>
    </style:style>
    <style:style style:name="T4" style:family="text">
      <style:text-properties style:font-name="Ink Free" fo:font-size="14pt" fo:font-weight="bold" style:font-size-asian="14pt" style:font-weight-asian="bold" style:font-size-complex="14pt"/>
    </style:style>
    <style:style style:name="T5" style:family="text">
      <style:text-properties style:font-name="Ink Free" fo:font-size="14pt" fo:font-weight="bold" style:font-size-asian="14pt" style:font-weight-asian="bold" style:font-size-complex="14pt" style:font-weight-complex="bold"/>
    </style:style>
    <style:style style:name="T6" style:family="text">
      <style:text-properties style:font-name="Ink Free" fo:font-size="14pt" fo:language="en" fo:country="GB" fo:font-weight="bold" style:font-size-asian="14pt" style:font-weight-asian="bold" style:font-size-complex="14pt"/>
    </style:style>
    <style:style style:name="T7" style:family="text">
      <style:text-properties style:font-name="Ink Free" fo:font-size="14pt" fo:font-weight="normal" style:font-size-asian="14pt" style:font-weight-asian="normal" style:font-size-complex="14pt" style:font-weight-complex="normal"/>
    </style:style>
    <style:style style:name="T8" style:family="text">
      <style:text-properties style:font-name="Ink Free" fo:font-size="12pt" style:font-size-asian="12pt" style:font-size-complex="12pt"/>
    </style:style>
    <style:style style:name="T9" style:family="text">
      <style:text-properties style:font-name="Ink Free" fo:font-size="12pt" fo:font-weight="bold" style:font-size-asian="12pt" style:font-weight-asian="bold" style:font-size-complex="12pt"/>
    </style:style>
    <style:style style:name="T10" style:family="text">
      <style:text-properties style:font-name="Ink Free" fo:font-size="12pt" fo:font-weight="normal" style:font-size-asian="12pt" style:font-weight-asian="normal" style:font-size-complex="12pt" style:font-weight-complex="normal"/>
    </style:style>
    <style:style style:name="T11" style:family="text">
      <style:text-properties style:font-name="Ink Free"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Résumé sur la sécurité et </text:span></text:p>
      <text:p text:style-name="P1"><text:span text:style-name="T2">les langages spécifiques en C et Java.</text:span></text:p>
      <text:p text:style-name="P2"/>
      <text:p text:style-name="Standard"><text:span text:style-name="T3">I- Les différents Bugs dangereux :</text:span></text:p>
      <text:p text:style-name="Standard"><text:span text:style-name="T4">a) Buffer overflow (et exception) :</text:span></text:p>
      <text:p text:style-name="Standard"><text:span text:style-name="T8">Qu’est ce qu’un buffer overflow? C’est le principe de dépasser l’espace mémoire d’une variable. Ce dépassement va soit écraser une variable qui suivrait (de manière partielle ou totale) soit créer des données en mémoire qui n’appartiennent pas au programme. Ce qui va donc créer un Undefined Behaviour (avoir des répercussions inconnues et incontrôlable). En C un String n’est pas une chaine mais un simple tableau de caractères, terminé par le nombre zéro. Le pire cas de buffer overflow est lorsqu’il écrase jusqu’à ce 0 terminal (jusqu’à la fin du tableau) impactant toutes les fonctions qui utilisent des String qui parcourent la mémoire jusqu’à ce qu’elles trouvent un 0 terminateur, créant donc un Undefined Behaviour dans la mémoire qui est dangereux pour le programme.</text:span></text:p>
      <text:p text:style-name="Standard"><text:span text:style-name="T8">Il peut être créé par exemple avec la fonction strcopy, qui copie un tableau dans un autre mais sans vérifier la taille du second tableau. Si le second tableau est plus petit que celui copié alors un buffer overflow se produira.</text:span></text:p>
      <text:p text:style-name="Standard"><text:span text:style-name="T8">Scanf lui aussi n’est pas sécurisé, scanf est la fonction de lecture clavier standard du C qui n’offre aucune sécurité : l’utilisateur malveillant peut entrer autant de caractères qu’il le souhaite, et écraser le tampon de lecture, en débordant sur les variables qui le suivent, dans la zone statique ou dans la pile.</text:span></text:p>
      <text:p text:style-name="Standard"><text:span text:style-name="T8">L’attaque par buffer overflow suffit à remettre en cause les quatre critères de sécurité DICP : disponibilité, intégrité, confidentialité, preuve. Pour éviter ce genre de soucis il faut toujours exécuter son programme en mode debug, ou alors utiliser un arrayoutofbounds qui va limiter l’accès à la mémoire de la variable. </text:span></text:p>
      <text:p text:style-name="P3"/>
      <text:p text:style-name="Standard"><text:span text:style-name="T4">b) Integer overflow :</text:span></text:p>
      <text:p text:style-name="Standard"><text:span text:style-name="T8">L’integer overflow c’es le même principe que le buffer over flow mais avec un Entier.</text:span></text:p>
      <text:p text:style-name="P6"><text:span text:style-name="T8">C'est-à-dire qu’on alloue une mémoire plus grande à un entier que ce que le programme peut donner. Cela arrive souvent avec des opérations mathématiques, et le programme ne peut pas relever l’erreur, c’est au programmeur de vérifier que ses opérations mathématiques soient valables.</text:span></text:p>
      <text:p text:style-name="P4"/>
      <text:p text:style-name="Standard"><text:span text:style-name="T6">c) Stack <text:s/>overflow :</text:span></text:p>
      <text:p text:style-name="Standard"><text:span text:style-name="T8">La stack est la pile, un stack overflow est donc un dépassement de pile. <text:s/>Il peut arriver losque une fonction s’appelle elle-même par exemple. Elle va donc s’ajouter dans la pile encore et encore jusqu'à faire un stackoverflow. </text:span></text:p>
      <text:p text:style-name="Standard"><text:soft-page-break/><text:span text:style-name="T6">d) Injection de code :</text:span></text:p>
      <text:p text:style-name="Standard"><text:span text:style-name="T8">Tous ces bugs vu plus haut sont dangereux car ils peuvent être exploités par quelqu’un de malveillant. En effet ces bugs combinés à une injection de code deviennent des attaques. </text:span></text:p>
      <text:p text:style-name="Standard"><text:span text:style-name="T8">Une injection de code c’est rajouter du code dans la pile afin de détourner un programme, comme par exemple changer le retour d’une fonction.</text:span></text:p>
      <text:p text:style-name="Standard"><text:span text:style-name="T3">II- Les spécificité des langages :</text:span></text:p>
      <text:p text:style-name="Standard"><text:span text:style-name="T4">a) Typage fort :</text:span></text:p>
      <text:p text:style-name="Standard"><text:span text:style-name="T8">Un langage est dit « fortement typé » si chaque objet n’a qu’un seul type , que le type est statique et <text:s/>qu’il n'y a aucune conversion de type.</text:span></text:p>
      <text:p text:style-name="Standard"><text:span text:style-name="T8">Les langages ADA et Pascal en sont de très bon exemple puisque par exemple on ne peut pas convertir une variable numérique en caractère, <text:s/>ou le comparer à un booléen. Les comparaisons doivent être entre des objets du même type, la où en JavaScript on peut comparer 2 et « 2 ».</text:span></text:p>
      <text:p text:style-name="Standard"><text:span text:style-name="T8">Un type statique est reconnaissable car les variables sont typées dès leur déclaration , leur compatibilité et la cohérence des opérations sont vérifiées dès la phase de compilation.</text:span></text:p>
      <text:p text:style-name="Standard"><text:span text:style-name="T4">b) Typage dynamique :</text:span></text:p>
      <text:p text:style-name="Standard"><text:span text:style-name="T8">Le c++ et le java ont des typages dit « dynamiques » car le type effectif d’un objet n’est résolu qu’à l’exécution du programme » . C’est ce qui permet de convertir des types différents ou de les comparer, mais cela pose quelques soucis de sécurité cqr quelqu’un de malveillant pourrait créer une nouvelle classe dérivée malveillante, ou charger une classe en l’appelant depuis un autre package hostile.</text:span></text:p>
      <text:p text:style-name="Standard"><text:span text:style-name="T4">c) Typage faible :</text:span></text:p>
      <text:p text:style-name="Standard"><text:span text:style-name="T8">Le langage C est faiblement typé : les variables et les constantes sont typées à la déclaration, mais le compilateur C fait très peu de vérifications sur la cohérence des types. Les annotations de type permettent de lever les ambiguïtés de certaines opérations polymorphes.</text:span></text:p>
      <text:p text:style-name="Standard"><text:span text:style-name="T4">d) Faible sécurité :</text:span></text:p>
      <text:p text:style-name="Standard"><text:span text:style-name="T8">Les langages comme JavaScript ne précisent pas les types dans la déclaration des variables. Elles sont typées dynamiquement à l’initialisation. Le JavaScript est donc par nature difficile à sécuriser, comme la majorité des langages interprétés.</text:span></text:p>
      <text:p text:style-name="P3"/>
      <text:p text:style-name="P3"/>
      <text:p text:style-name="Standard"><text:span text:style-name="T3">III- Sécuriser son programme :</text:span></text:p>
      <text:p text:style-name="Standard"><text:span text:style-name="T4">b) Limiter sa confiance :</text:span></text:p>
      <text:p text:style-name="Standard"><text:span text:style-name="T8">Un développeur accorder sa confiance au minimum, aux classes et aux bibliothèques tierces. Le développeur logiciel, qui est souvent un assembleur de briques logicielles existantes, doit se montrer </text:span><text:soft-page-break/><text:span text:style-name="T8">aussi responsable du code qu’il intègre que du code qu’il produit directement. Il doit soumettre les bibliothèques tierces à des procédures de validation pour tester leur sécurité, et éviter d’introduire dans l’application des chevaux de Troie, des backdoor, des malware.</text:span></text:p>
      <text:p text:style-name="Standard"><text:span text:style-name="T4">d) Limites d’un compilateur Java :</text:span></text:p>
      <text:p text:style-name="Standard"><text:span text:style-name="T8">En standard, le compilateur Java n’accepte pas seulement les caractères ASCII mais l’encodage UTF-8. Le préprocesseur traite les caractères UTF-8 de la même manière, indépendamment de leur signification pour le langage Java : dans le code lui-même, dans les strings, dans les commentaires. L’utilisation de caractères UTF-8 dans les commentaires est à proscrire, car elle interdit toute compréhension intuitive du code source.</text:span></text:p>
      <text:p text:style-name="Standard"><text:span text:style-name="T4">e) Choisir ses types :</text:span></text:p>
      <text:p text:style-name="Standard"><text:span text:style-name="T4">Bien choisir les types est important car le C n’est pas aussi permissif que le JavaScript. Rien ne sert d’effectuer des conversions explicites absurdes, <text:s/>car le programmeur doit en prendre la responsabilité ; le compilateur ne vérifie pas leur cohérence. </text:span></text:p>
      <text:p text:style-name="Standard"><text:span text:style-name="T4">f) Optimisation ou pas ?</text:span></text:p>
      <text:p text:style-name="P7"><text:span text:style-name="T1">Qui dit optimisation dit risque de bug ou de vulnérabilité plus grand. L’optimisation est donc à utiliser avec parcimonie et conscience afin de ne pas affaiblir encore plus le programme. Par exemple utliser un cache mémoire est une optimisation mais le cache mémoire </text:span></text:p>
      <text:p text:style-name="Standard"><text:span text:style-name="T5">g) Encaspulati</text:span><text:span text:style-name="T4">on et introspection :</text:span></text:p>
      <text:p text:style-name="P5">L’encapsulation n'est pas une véritable protection contre les attaques. C'est une convention de bonne conduite entre l'appelant et la classe, qu’un appelant peut changer en utilisant « l'introspection ». Comme son nom l’indique, l’introspection permet d'interroger la classe, d'obtenir la liste de ses méthodes, de ses attributs et de changer leur niveau d'accessibilité. </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Ink Free" svg:font-family="'Ink Free'"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ochon metalhead</meta:initial-creator>
    <dc:creator>violette pumkin</dc:creator>
    <meta:editing-cycles>2</meta:editing-cycles>
    <meta:creation-date>2020-11-21T11:04:00</meta:creation-date>
    <dc:date>2020-11-23T15:34:35.40</dc:date>
    <meta:editing-duration>PT36M48S</meta:editing-duration>
    <meta:generator>OpenOffice/4.1.7$Win32 OpenOffice.org_project/417m1$Build-9800</meta:generator>
    <meta:document-statistic meta:table-count="0" meta:image-count="0" meta:object-count="0" meta:page-count="3" meta:paragraph-count="38" meta:word-count="1029" meta:character-count="63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